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dc17" officeooo:paragraph-rsid="0008dc17"/>
    </style:style>
    <style:style style:name="P2" style:family="paragraph" style:parent-style-name="Standard">
      <style:text-properties officeooo:rsid="0008dc17" officeooo:paragraph-rsid="0009d0f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9d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<text:span text:style-name="T1">th</text:span> May 2020.</text:p>
      <text:p text:style-name="P1"/>
      <text:p text:style-name="P1">-Database has been created , It contain (User, Question, Quiz, Report)</text:p>
      <text:p text:style-name="P1"><text:tab/>1- User Database contain:</text:p>
      <text:p text:style-name="P1"><text:tab/><text:tab/>. Abstract User</text:p>
      <text:p text:style-name="P1"><text:tab/><text:tab/>. Teacher</text:p>
      <text:p text:style-name="P1"><text:tab/><text:tab/>. Head Master</text:p>
      <text:p text:style-name="P1"><text:tab/><text:tab/>. Student</text:p>
      <text:p text:style-name="P1"><text:tab/><text:tab/>. Parent</text:p>
      <text:p text:style-name="P1"><text:tab/><text:tab/>. Subjects</text:p>
      <text:p text:style-name="P1"><text:tab/><text:tab/>. Class Rooms</text:p>
      <text:p text:style-name="P1"><text:tab/>2- Question Database:</text:p>
      <text:p text:style-name="P1"><text:tab/><text:tab/>. Abstract Question</text:p>
      <text:p text:style-name="P1"><text:tab/><text:tab/>. MCQ</text:p>
      <text:p text:style-name="P1"><text:tab/><text:tab/>. T&amp;F</text:p>
      <text:p text:style-name="P1"><text:tab/>3- Quiz Database:</text:p>
      <text:p text:style-name="P1"><text:tab/><text:tab/>. Abstract Quiz</text:p>
      <text:p text:style-name="P1"><text:tab/><text:tab/>. Answers</text:p>
      <text:p text:style-name="P1"><text:tab/>4- Report Database:</text:p>
      <text:p text:style-name="P1"><text:tab/><text:tab/>. StudentReportFromTeacher</text:p>
      <text:p text:style-name="P1"><text:tab/><text:tab/>. StudentReportFromHeadMaster</text:p>
      <text:p text:style-name="P1"><text:tab/><text:tab/>. TeacherReportFromHeadMaseter</text:p>
      <text:p text:style-name="P1"/>
      <text:p text:style-name="P1">-User Registration has been created , It contain 5 methods to register new user base method which create the Abstract User + Views(API)</text:p>
      <text:p text:style-name="P1"/>
      <text:p text:style-name="P1">-Token (Authentication method) has been created , Tokens are generating automatically when new user is created .</text:p>
      <text:p text:style-name="P1"/>
      <text:p text:style-name="P1">-Login method , It works to login with (Email or Username) , after User to login Token will be sent to FrontEnd Framework .</text:p>
      <text:p text:style-name="P1"/>
      <text:p text:style-name="P1">-I tested the login method with Kerolos to check that Token is received .</text:p>
      <text:p text:style-name="P1"/>
      <text:p text:style-name="P2">-I tested Registration API on Postman</text:p>
      <text:p text:style-name="P2"/>
      <text:p text:style-name="P2">- <text:span text:style-name="T3">Teacher Profile has been created except (Rank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5:24:12.115000985</meta:creation-date>
    <dc:date>2020-05-10T15:42:37.356330078</dc:date>
    <meta:editing-duration>PT3M4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154" meta:character-count="944" meta:non-whitespace-character-count="783"/>
  </office:meta>
</office:document-meta>
</file>